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71B0001</text:p>
          </table:table-cell>
          <table:table-cell office:value-type="string" calcext:value-type="string">
            <text:p>2021-10-0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5064" calcext:value-type="float">
            <text:p>51.1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B0001</text:p>
          </table:table-cell>
          <table:table-cell office:value-type="string" calcext:value-type="string">
            <text:p>2019-02-28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B0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B0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7208" calcext:value-type="float">
            <text:p>52.3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B0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124" calcext:value-type="float">
            <text:p>51.8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B0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7736" calcext:value-type="float">
            <text:p>51.2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B0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B0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6592" calcext:value-type="float">
            <text:p>54.2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B0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3496" calcext:value-type="float">
            <text:p>51.5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B0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5816" calcext:value-type="float">
            <text:p>51.1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B0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8944" calcext:value-type="float">
            <text:p>51.7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B0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B0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B0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8984" calcext:value-type="float">
            <text:p>52.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B0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B0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5352" calcext:value-type="float">
            <text:p>51.9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B0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B0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056" calcext:value-type="float">
            <text:p>50.7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B0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3016" calcext:value-type="float">
            <text:p>51.5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B0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B0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B0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B0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2416" calcext:value-type="float">
            <text:p>50.5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B0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B0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056" calcext:value-type="float">
            <text:p>50.7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B0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B0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B0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076" calcext:value-type="float">
            <text:p>51.8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B0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B0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7376" calcext:value-type="float">
            <text:p>48.3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1B00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